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972in" style:contextual-spacing="false" fo:line-height="120%"/>
      <style:text-properties fo:color="#000000" style:font-name="Times" fo:font-size="12pt"/>
    </style:style>
    <style:style style:name="P2" style:family="paragraph" style:parent-style-name="Standard">
      <style:paragraph-properties fo:margin-top="0.139in" fo:margin-bottom="0.0835in" style:contextual-spacing="false"/>
      <style:text-properties fo:color="#000000" style:font-name="Times" fo:font-size="12pt"/>
    </style:style>
    <style:style style:name="P3" style:family="paragraph" style:parent-style-name="Standard">
      <style:text-properties fo:color="#000000" style:font-name="Times" fo:font-size="12pt"/>
    </style:style>
    <style:style style:name="P4" style:family="paragraph" style:parent-style-name="Standard">
      <style:paragraph-properties style:line-height-at-least="0.222in"/>
      <style:text-properties fo:color="#000000" style:font-name="Times" fo:font-size="12pt"/>
    </style:style>
    <style:style style:name="P5" style:family="paragraph" style:parent-style-name="Standard">
      <style:text-properties style:font-name="Times" fo:font-size="12pt"/>
    </style:style>
    <style:style style:name="P6" style:family="paragraph" style:parent-style-name="Standard">
      <style:paragraph-properties style:line-height-at-least="0.222in"/>
      <style:text-properties style:font-name="Times" fo:font-size="12pt"/>
    </style:style>
    <style:style style:name="P7" style:family="paragraph" style:parent-style-name="Standard">
      <style:paragraph-properties fo:margin-top="0.1665in" fo:margin-bottom="0.0835in" style:contextual-spacing="false" fo:text-align="center" style:justify-single-word="false"/>
      <style:text-properties fo:color="#000000" style:font-name="Times" fo:font-size="28pt" fo:font-weight="bold"/>
    </style:style>
    <style:style style:name="P8" style:family="paragraph" style:parent-style-name="Standard">
      <style:paragraph-properties fo:margin-top="0in" fo:margin-bottom="0.0972in" style:contextual-spacing="false" fo:line-height="120%" fo:text-align="center" style:justify-single-word="false"/>
      <style:text-properties fo:color="#000000" style:font-name="Times" fo:font-size="18pt" fo:font-weight="bold"/>
    </style:style>
    <style:style style:name="P9" style:family="paragraph" style:parent-style-name="Standard">
      <style:paragraph-properties fo:margin-top="0in" fo:margin-bottom="0.0972in" style:contextual-spacing="false" fo:line-height="120%"/>
      <style:text-properties fo:color="#000000" style:font-name="Times" fo:font-size="12pt" fo:font-weight="bold"/>
    </style:style>
    <style:style style:name="P10" style:family="paragraph" style:parent-style-name="Standard">
      <style:paragraph-properties fo:margin-top="0.139in" fo:margin-bottom="0.0835in" style:contextual-spacing="false"/>
      <style:text-properties fo:color="#000000" style:font-name="Times" fo:font-size="12pt" style:text-underline-style="solid" style:text-underline-width="auto" style:text-underline-color="font-color" fo:font-weight="bold"/>
    </style:style>
    <style:style style:name="P11" style:family="paragraph" style:parent-style-name="Standard">
      <style:text-properties fo:color="#000000" style:font-name="Times" fo:font-size="12pt" fo:font-weight="bold"/>
    </style:style>
    <style:style style:name="P12" style:family="paragraph" style:parent-style-name="Standard">
      <style:text-properties fo:color="#000000" style:font-name="Times" fo:font-size="12pt" style:text-underline-style="solid" style:text-underline-width="auto" style:text-underline-color="#000000" fo:font-weight="bold"/>
    </style:style>
    <style:style style:name="P13" style:family="paragraph" style:parent-style-name="Standard">
      <style:text-properties style:font-name="Times" fo:font-size="12pt" fo:font-weight="bold"/>
    </style:style>
    <style:style style:name="T1" style:family="text">
      <style:text-properties fo:color="#000000"/>
    </style:style>
    <style:style style:name="T2" style:family="text">
      <style:text-properties fo:color="#000000" fo:font-style="italic"/>
    </style:style>
    <style:style style:name="T3" style:family="text">
      <style:text-properties fo:font-style="italic"/>
    </style:style>
    <style:style style:name="T4" style:family="text">
      <style:text-properties officeooo:rsid="000afe7e"/>
    </style:style>
    <style:style style:name="T5" style:family="text">
      <style:text-properties officeooo:rsid="000b87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urrent Trends of </text:p>
      <text:p text:style-name="P7">Artificial Intelligence</text:p>
      <text:p text:style-name="P8">Phase 5</text:p>
      <text:p text:style-name="P10">Progress</text:p>
      <text:p text:style-name="P2">For this phase, we looked for a method to improve our feature selection. After some more research and reading we found the following paper: <text:a xlink:type="simple" xlink:href="http://ismir2011.ismir.net/papers/PS3-6.pdf">http://ismir2011.ismir.net/papers/PS3-6.pdf</text:a></text:p>
      <text:p text:style-name="P2">This method describes the methods used by a certain toolkit music21. This toolkit is also compatible with our MusicXML input. The toolkit contains <text:span text:style-name="T4">the methods to calculate different features and the user only needs to specify which features it wants to use.</text:span> In this phase we used this tool for our feature selection <text:span text:style-name="T5">based on the features described in the paper, </text:span>and gave th<text:span text:style-name="T5">e</text:span>s<text:span text:style-name="T5">e</text:span> features to our SVM. We can also request those calculated features from the toolkit. Here are some examples of the calculated features: </text:p>
      <text:p text:style-name="P2">'Initial_Time_Signature<text:span text:style-name="T4">'</text:span>, 'Compound_Or_Simple_Meter', 'Triple_Meter', 'Quintuple_Meter', 'Changes_of_Meter', 'Most_Common_Pitch_Prevalence', 'Most_Common_Pitch_Class_Prevalence', 'Relative_Strength_of_Top_Pitches', 'Relative_Strength_of_Top_Pitch_Classes', 'Interval_Between_Strongest_Pitches', 'Interval_Between_Strongest_Pitch_Classes’,… </text:p>
      <text:p text:style-name="P2">After running the experiments, we saw better results for <text:span text:style-name="T1">Instrument, Style and Year predictions.</text:span></text:p>
      <text:p text:style-name="P10">Results</text:p>
      <text:p text:style-name="P9">Note Frequency (Old Best Result)</text:p>
      <text:p text:style-name="P3">Error performance (lower is better)<text:line-break/>-----------------------------------<text:line-break/>Performer prediction 29;29;27;29;31 =&gt; 145<text:line-break/>Instrument prediction 20;21;21;21;21 =&gt; 104<text:line-break/>Style prediction 24;25;24;23;23 =&gt; 119<text:line-break/>Year prediction 532;547;498;507;539 =&gt; 2623<text:line-break/>Tempo prediction 2662.2;2238;3114.1;2416.3;2227.6 =&gt; 12658.2</text:p>
      <text:p text:style-name="P1"/>
      <text:p text:style-name="P9">Note Duration</text:p>
      <text:p text:style-name="P3">Error performance (lower is better)<text:line-break/>-----------------------------------<text:line-break/>Performer prediction<text:tab/>35;34;34;33;35 =&gt; 171</text:p>
      <text:p text:style-name="P3">Instrument prediction<text:tab/>20;21;21;21;21 =&gt; 104</text:p>
      <text:p text:style-name="P3"><text:soft-page-break/>Style prediction<text:tab/>24;25;24;23;23 =&gt; 119</text:p>
      <text:p text:style-name="P3">Year prediction<text:tab/>532;518;498;507;539 =&gt; 2594</text:p>
      <text:p text:style-name="P3">Tempo prediction<text:tab/>3223.6;2199.5;3216.9;2646.8;2451.9 =&gt; 13738.7</text:p>
      <text:p text:style-name="P3"/>
      <text:p text:style-name="P3">We noticed immediately is the same results for the Style and Instrument Prediction.</text:p>
      <text:p text:style-name="P3">After taking a look closer to the data we saw that both prediction algorithms predict for all Styles <text:span text:style-name="T3">Postbop</text:span> and instruments <text:span text:style-name="T3">ts, </text:span>which is the reason of this result.</text:p>
      <text:p text:style-name="P3"/>
      <text:p text:style-name="P3">We see a small improvement for the year predictions, but there is no general improvement.</text:p>
      <text:p text:style-name="P1"/>
      <text:p text:style-name="P9">Note Pattern</text:p>
      <text:p text:style-name="P4">Error performance (lower is better)</text:p>
      <text:p text:style-name="P4">-----------------------------------</text:p>
      <text:p text:style-name="P4">Performer prediction    28;30;29;30;31 =&gt; 148</text:p>
      <text:p text:style-name="P4">Instrument prediction    17;18;17;19;18 =&gt; 89</text:p>
      <text:p text:style-name="P4">Style prediction    23;24;22;22;19 =&gt; 110</text:p>
      <text:p text:style-name="P4">Year prediction        510;523;466;515;564 =&gt; 2578</text:p>
      <text:p text:style-name="P4">Tempo prediction    2963.2;2357.9;2953.7;2796.8;2565.7 =&gt; 13637.3</text:p>
      <text:p text:style-name="P3"/>
      <text:p text:style-name="P3">These results are also interesting . We see an improvement for the Instrument,Year, Style Predictions. Certainly an improvement.</text:p>
      <text:p text:style-name="P3"/>
      <text:p text:style-name="P11">Tempo Formula</text:p>
      <text:p text:style-name="P3">Error performance (lower is better) </text:p>
      <text:p text:style-name="P3">----------------------------------- </text:p>
      <text:p text:style-name="P3">Performer prediction<text:tab/>28;30;29;30;31 =&gt; 148 </text:p>
      <text:p text:style-name="P3">Instrument prediction<text:tab/>17;18;17;19;18 =&gt; 89 </text:p>
      <text:p text:style-name="P3">Style prediction<text:tab/>23;24;22;22;19 =&gt; 110 </text:p>
      <text:p text:style-name="P3">Year prediction<text:tab/>510;523;466;515;564 =&gt; 2578 </text:p>
      <text:p text:style-name="P3">Tempo prediction<text:tab/>720.2;611;651.3;764.2;588 =&gt; 3334.7 </text:p>
      <text:p text:style-name="P3"/>
      <text:p text:style-name="P11">Fp-growth</text:p>
      <text:p text:style-name="P3">Error performance (lower is better) </text:p>
      <text:p text:style-name="P3">----------------------------------- </text:p>
      <text:p text:style-name="P3">Performer prediction<text:tab/>34;33;32;34;34 =&gt; 167 </text:p>
      <text:p text:style-name="P3">Instrument prediction<text:tab/>19;20;20;20;20 =&gt; 99 </text:p>
      <text:p text:style-name="P3">Style prediction<text:tab/>23;24;23;22;22 =&gt; 114 </text:p>
      <text:p text:style-name="P3">Year prediction<text:tab/>527;536;493;502;526 =&gt; 2584 </text:p>
      <text:p text:style-name="P3">Tempo prediction<text:tab/>2582.9;2305.1;3469.3;2977;2276.7 =&gt; 13611 </text:p>
      <text:p text:style-name="P3"/>
      <text:p text:style-name="P3"/>
      <text:p text:style-name="P13">music21-feature selection</text:p>
      <text:p text:style-name="P6">Error performance (lower is better)</text:p>
      <text:p text:style-name="P6">-----------------------------------</text:p>
      <text:p text:style-name="P6">Performer prediction    32;25;28;30;30 =&gt; 145</text:p>
      <text:p text:style-name="P6">Instrument prediction    10;9;8;8;11 =&gt; 46</text:p>
      <text:p text:style-name="P6"><text:soft-page-break/>Style prediction    24;22;17;20;18 =&gt; 101</text:p>
      <text:p text:style-name="P6">Year prediction        385;488;369;390;454 =&gt; 2086</text:p>
      <text:p text:style-name="P6">Tempo prediction    2541.5;2130.5;2605.5;2491.4;2221 =&gt; 11989.9</text:p>
      <text:p text:style-name="P4"/>
      <text:p text:style-name="P12">Best Results for the Moment</text:p>
      <text:p text:style-name="P12"/>
      <text:p text:style-name="P4">Error performance (lower is better)</text:p>
      <text:p text:style-name="P4">-----------------------------------</text:p>
      <text:p text:style-name="P5"><text:span text:style-name="T1">Performer prediction 29;29;27;29;31 =&gt; 145 </text:span><text:span text:style-name="T2">(</text:span><text:span text:style-name="T3">Note Frequency)(has less mistakes on the bins than music21)</text:span></text:p>
      <text:p text:style-name="P6">Instrument prediction    10;9;8;8;11 =&gt; 46 <text:span text:style-name="T2">(Music21)</text:span></text:p>
      <text:p text:style-name="P6">Style prediction    24;22;17;20;18 =&gt; 101<text:span text:style-name="T1"> </text:span><text:span text:style-name="T2">(Music21)</text:span></text:p>
      <text:p text:style-name="P6">Year prediction        385;488;369;390;454 =&gt; 2086<text:span text:style-name="T1"> </text:span><text:span text:style-name="T2">(Music21)</text:span></text:p>
      <text:p text:style-name="P3">Tempo prediction 2662.2;2238;3114.1;2416.3;2227.6 =&gt; 3334.7 <text:span text:style-name="T3">(Tempo Formula)</text:span></text:p>
      <text:p text:style-name="P3"/>
      <text:p text:style-name="P10">To run the code</text:p>
      <text:p text:style-name="P1">Run the following command to install all necessary libraries:</text:p>
      <text:p text:style-name="P1">pip install -r requirements.txt</text:p>
      <text:p text:style-name="P1">To install fpgrowth you must run:</text:p>
      <text:p text:style-name="P1">python pyfim/setup_fim.py install</text:p>
      <text:p text:style-name="P1">The pyfim library can be downloaded from http://www.borgelt.net/pyfim.html</text:p>
      <text:p text:style-name="P1">To run the program, use command:</text:p>
      <text:p text:style-name="P1">perl crossvalidate.pl 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6-05-30T17:26:05.835660426</dc:date>
    <meta:editing-duration>PT31S</meta:editing-duration>
    <meta:editing-cycles>2</meta:editing-cycles>
    <meta:document-statistic meta:table-count="0" meta:image-count="0" meta:object-count="0" meta:page-count="3" meta:paragraph-count="69" meta:word-count="513" meta:character-count="4326" meta:non-whitespace-character-count="3814"/>
  </office:meta>
</office:document-meta>
</file>